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Text_20_body" style:list-style-name="L2">
      <style:text-properties fo:font-weight="normal" style:font-weight-asian="normal" style:font-weight-complex="normal"/>
    </style:style>
    <style:style style:name="P3" style:family="paragraph" style:parent-style-name="Text_20_body" style:list-style-name="L1">
      <style:text-properties fo:font-weight="normal" officeooo:rsid="0008c588" officeooo:paragraph-rsid="0008c588" style:font-weight-asian="normal" style:font-weight-complex="normal"/>
    </style:style>
    <style:style style:name="P4" style:family="paragraph" style:parent-style-name="Text_20_body" style:list-style-name="L2">
      <style:text-properties fo:font-weight="normal" officeooo:rsid="0008c588" officeooo:paragraph-rsid="0008c588" style:font-weight-asian="normal" style:font-weight-complex="normal"/>
    </style:style>
    <style:style style:name="P5" style:family="paragraph" style:parent-style-name="Text_20_body" style:list-style-name="L4"/>
    <style:style style:name="P6" style:family="paragraph" style:parent-style-name="Text_20_body" style:list-style-name="L3">
      <style:text-properties officeooo:rsid="0008c588" officeooo:paragraph-rsid="0008c588"/>
    </style:style>
    <style:style style:name="T1" style:family="text">
      <style:text-properties officeooo:rsid="0008c58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Functional</text:span> <text:span text:style-name="T1">T</text:span>est <text:span text:style-name="T1">P</text:span>lan</text:h>
      <text:p text:style-name="Standard"/>
      <text:h text:style-name="Heading_20_2" text:outline-level="2">Code Things to verify</text:h>
      <text:list xml:id="list3743769444280146154" text:style-name="L1">
        <text:list-item>
          <text:p text:style-name="P3">SPI operation</text:p>
        </text:list-item>
        <text:list-item>
          <text:p text:style-name="P3">SPI API for arduino</text:p>
        </text:list-item>
      </text:list>
      <text:list xml:id="list7956313006088444327" text:style-name="L2">
        <text:list-item>
          <text:p text:style-name="P4">I2C operation</text:p>
        </text:list-item>
        <text:list-item>
          <text:p text:style-name="P4">I2C API for arduino</text:p>
        </text:list-item>
        <text:list-item>
          <text:p text:style-name="P4">Asyncronous serial operation</text:p>
        </text:list-item>
        <text:list-item>
          <text:p text:style-name="P4">Timing between slaves and masters</text:p>
        </text:list-item>
        <text:list-item>
          <text:p text:style-name="P4">Bus enumeration</text:p>
        </text:list-item>
        <text:list-item>
          <text:p text:style-name="P4">Config bit operation</text:p>
        </text:list-item>
        <text:list-item>
          <text:p text:style-name="P2"/>
        </text:list-item>
      </text:list>
      <text:p text:style-name="P1"/>
      <text:h text:style-name="Heading_20_2" text:outline-level="2">HW things to verify</text:h>
      <text:list xml:id="list781285413219589661" text:style-name="L3">
        <text:list-item>
          <text:p text:style-name="P6">Input voltage range</text:p>
        </text:list-item>
        <text:list-item>
          <text:p text:style-name="P6">Input current range</text:p>
        </text:list-item>
        <text:list-item>
          <text:p text:style-name="P6">LDO power dissipation</text:p>
        </text:list-item>
        <text:list-item>
          <text:p text:style-name="P6">Temperature rise at full power, both channels</text:p>
        </text:list-item>
        <text:list-item>
          <text:p text:style-name="P6">Nominal recommended confined current limit</text:p>
        </text:list-item>
        <text:list-item>
          <text:p text:style-name="P6">Duribility to back-EMF</text:p>
          <text:list>
            <text:list-item>
              <text:p text:style-name="P6">At zero drive</text:p>
            </text:list-item>
            <text:list-item>
              <text:p text:style-name="P6">At positive max drive</text:p>
            </text:list-item>
            <text:list-item>
              <text:p text:style-name="P6">At negitive max drive</text:p>
            </text:list-item>
          </text:list>
        </text:list-item>
        <text:list-item>
          <text:p text:style-name="P6"/>
        </text:list-item>
      </text:list>
      <text:p text:style-name="Text_20_body"/>
      <text:h text:style-name="Heading_20_2" text:outline-level="2">Things to consider</text:h>
      <text:list xml:id="list5026126673370564509" text:style-name="L4"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3M6S</meta:editing-duration>
    <meta:editing-cycles>6</meta:editing-cycles>
    <meta:generator>LibreOffice/5.0.5.2$Windows_x86 LibreOffice_project/55b006a02d247b5f7215fc6ea0fde844b30035b3</meta:generator>
    <dc:date>2016-06-23T12:52:20.789000000</dc:date>
    <dc:creator>Marshall Taylor</dc:creator>
    <meta:document-statistic meta:table-count="0" meta:image-count="0" meta:object-count="0" meta:page-count="1" meta:paragraph-count="24" meta:word-count="94" meta:character-count="481" meta:non-whitespace-character-count="428"/>
    <meta:user-defined meta:name="Info 1"/>
    <meta:user-defined meta:name="Info 2"/>
    <meta:user-defined meta:name="Info 3"/>
    <meta:user-defined meta:name="Info 4"/>
  </office:meta>
</office:document-meta>
</file>